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1.6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8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6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0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6.9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1.214cm" svg:y="6.9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2.8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4.4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8.3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8.3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8.0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8.3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2.814cm" svg:y="8.3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4.4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9.7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414cm" svg:y="9.7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8.0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9.7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1.214cm" svg:y="9.7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2.8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4.414cm" svg:y="9.7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11.1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11.1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12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12.5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6.414cm" svg:y="12.5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8.014cm" svg:y="12.5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9.614cm" svg:y="12.5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1.2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12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4.4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13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13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9.6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13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13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4.414cm" svg:y="13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8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4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15.4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9.614cm" svg:y="15.4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214cm" svg:y="15.4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15.4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4.414cm" svg:y="15.408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4.848cm" svg:y1="1.916cm" svg:x2="4.821cm" svg:y2="4.322cm">
          <text:p/>
        </draw:line>
        <draw:line draw:style-name="gr6" draw:text-style-name="P1" draw:layer="layout" svg:x1="5.928cm" svg:y1="3.094cm" svg:x2="8.334cm" svg:y2="3.093cm">
          <text:p/>
        </draw:line>
        <draw:line draw:style-name="gr6" draw:text-style-name="P1" draw:layer="layout" svg:x1="9.646cm" svg:y1="4.297cm" svg:x2="9.619cm" svg:y2="1.891cm">
          <text:p/>
        </draw:line>
        <draw:line draw:style-name="gr6" draw:text-style-name="P1" draw:layer="layout" svg:x1="13.309cm" svg:y1="3.093cm" svg:x2="10.903cm" svg:y2="3.09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19.30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8T16:21:41.706492231</meta:creation-date>
    <dc:date>2016-05-28T16:54:31.504395596</dc:date>
    <dc:creator>elucterio </dc:creator>
    <meta:editing-duration>PT23M34S</meta:editing-duration>
    <meta:editing-cycles>19</meta:editing-cycles>
    <meta:generator>LibreOffice/4.2.8.2$Linux_X86_64 LibreOffice_project/420m0$Build-2</meta:generator>
    <meta:document-statistic meta:object-count="76"/>
  </office:meta>
</office:document-meta>
</file>